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5CEB0000064F8AE18DA2.svm"/>
  <manifest:file-entry manifest:media-type="" manifest:full-path="Pictures/2000000700002A96000010F4A575CAC2.svm"/>
  <manifest:file-entry manifest:media-type="" manifest:full-path="Pictures/2000000700005D55000028D4D62C6512.svm"/>
  <manifest:file-entry manifest:media-type="" manifest:full-path="Pictures/20000007000024B20000112933E93B25.svm"/>
  <manifest:file-entry manifest:media-type="" manifest:full-path="Pictures/2000000700005EC70000304598AB6576.svm"/>
  <manifest:file-entry manifest:media-type="" manifest:full-path="Pictures/20000007000058FE0000281B298FE32A.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5.937cm" table:align="left"/>
    </style:style>
    <style:style style:name="Table1.A" style:family="table-column">
      <style:table-column-properties style:column-width="5.937cm"/>
    </style:style>
    <style:style style:name="Table1.A1" style:family="table-cell">
      <style:table-cell-properties style:vertical-align="middle" fo:padding="0.049cm" fo:border="none"/>
    </style:style>
    <style:style style:name="Table2" style:family="table">
      <style:table-properties style:width="5.68cm" table:align="left"/>
    </style:style>
    <style:style style:name="Table2.A" style:family="table-column">
      <style:table-column-properties style:column-width="5.68cm"/>
    </style:style>
    <style:style style:name="Table2.A1" style:family="table-cell">
      <style:table-cell-properties style:vertical-align="middle" fo:padding="0.049cm" fo:border="none"/>
    </style:style>
    <style:style style:name="Table3" style:family="table">
      <style:table-properties style:width="5.433cm" table:align="left"/>
    </style:style>
    <style:style style:name="Table3.A" style:family="table-column">
      <style:table-column-properties style:column-width="5.433cm"/>
    </style:style>
    <style:style style:name="Table3.A1" style:family="table-cell">
      <style:table-cell-properties style:vertical-align="middle" fo:padding="0.049cm" fo:border="none"/>
    </style:style>
    <style:style style:name="Table4" style:family="table">
      <style:table-properties style:width="5.175cm" table:align="left"/>
    </style:style>
    <style:style style:name="Table4.A" style:family="table-column">
      <style:table-column-properties style:column-width="5.175cm"/>
    </style:style>
    <style:style style:name="Table4.A1" style:family="table-cell">
      <style:table-cell-properties style:vertical-align="middle" fo:padding="0.049cm" fo:border="none"/>
    </style:style>
    <style:style style:name="Table5" style:family="table">
      <style:table-properties style:width="10.613cm" table:align="left"/>
    </style:style>
    <style:style style:name="Table5.A" style:family="table-column">
      <style:table-column-properties style:column-width="10.613cm"/>
    </style:style>
    <style:style style:name="Table5.A1" style:family="table-cell">
      <style:table-cell-properties style:vertical-align="middle" fo:padding="0.049cm" fo:border="none"/>
    </style:style>
    <style:style style:name="Table6" style:family="table">
      <style:table-properties style:width="10.356cm" table:align="left"/>
    </style:style>
    <style:style style:name="Table6.A" style:family="table-column">
      <style:table-column-properties style:column-width="10.356cm"/>
    </style:style>
    <style:style style:name="Table6.A1" style:family="table-cell">
      <style:table-cell-properties style:vertical-align="middle" fo:padding="0.049cm" fo:border="none"/>
    </style:style>
    <style:style style:name="Table7" style:family="table">
      <style:table-properties style:width="9.086cm" table:align="left"/>
    </style:style>
    <style:style style:name="Table7.A" style:family="table-column">
      <style:table-column-properties style:column-width="9.086cm"/>
    </style:style>
    <style:style style:name="Table7.A1" style:family="table-cell">
      <style:table-cell-properties style:vertical-align="middle" fo:padding="0.049cm" fo:border="none"/>
    </style:style>
    <style:style style:name="Table8" style:family="table">
      <style:table-properties style:width="8.828cm" table:align="left"/>
    </style:style>
    <style:style style:name="Table8.A" style:family="table-column">
      <style:table-column-properties style:column-width="8.828cm"/>
    </style:style>
    <style:style style:name="Table8.A1" style:family="table-cell">
      <style:table-cell-properties style:vertical-align="middle" fo:padding="0.049cm" fo:border="none"/>
    </style:style>
    <style:style style:name="Table9" style:family="table">
      <style:table-properties style:width="17cm" table:align="left"/>
    </style:style>
    <style:style style:name="Table9.A" style:family="table-column">
      <style:table-column-properties style:column-width="17cm"/>
    </style:style>
    <style:style style:name="Table9.A1" style:family="table-cell">
      <style:table-cell-properties style:vertical-align="middle" fo:padding="0.049cm" fo:border="none"/>
    </style:style>
    <style:style style:name="Table10" style:family="table">
      <style:table-properties style:width="16.902cm" table:align="left"/>
    </style:style>
    <style:style style:name="Table10.A" style:family="table-column">
      <style:table-column-properties style:column-width="5.306cm"/>
    </style:style>
    <style:style style:name="Table10.B" style:family="table-column">
      <style:table-column-properties style:column-width="0.258cm"/>
    </style:style>
    <style:style style:name="Table10.C" style:family="table-column">
      <style:table-column-properties style:column-width="0.713cm"/>
    </style:style>
    <style:style style:name="Table10.D" style:family="table-column">
      <style:table-column-properties style:column-width="10.351cm"/>
    </style:style>
    <style:style style:name="Table10.E" style:family="table-column">
      <style:table-column-properties style:column-width="0.275cm"/>
    </style:style>
    <style:style style:name="Table10.A1" style:family="table-cell">
      <style:table-cell-properties style:vertical-align="middle" fo:padding="0.049cm" fo:border="none"/>
    </style:style>
    <style:style style:name="Table11" style:family="table">
      <style:table-properties style:width="5.175cm" table:align="left"/>
    </style:style>
    <style:style style:name="Table11.A" style:family="table-column">
      <style:table-column-properties style:column-width="5.175cm"/>
    </style:style>
    <style:style style:name="Table11.A1" style:family="table-cell">
      <style:table-cell-properties style:vertical-align="middle" fo:padding="0.049cm" fo:border="none"/>
    </style:style>
    <style:style style:name="Table12" style:family="table">
      <style:table-properties style:width="10.252cm" table:align="left"/>
    </style:style>
    <style:style style:name="Table12.A" style:family="table-column">
      <style:table-column-properties style:column-width="10.252cm"/>
    </style:style>
    <style:style style:name="Table12.A1" style:family="table-cell">
      <style:table-cell-properties style:vertical-align="middle" fo:padding="0.049cm" fo:border="none"/>
    </style:style>
    <style:style style:name="Table13" style:family="table">
      <style:table-properties style:width="17cm" table:align="left"/>
    </style:style>
    <style:style style:name="Table13.A" style:family="table-column">
      <style:table-column-properties style:column-width="17cm"/>
    </style:style>
    <style:style style:name="Table13.A1" style:family="table-cell">
      <style:table-cell-properties style:vertical-align="middle" fo:padding="0.049cm" fo:border="none"/>
    </style:style>
    <style:style style:name="Table14" style:family="table">
      <style:table-properties style:width="16.902cm" table:align="left"/>
    </style:style>
    <style:style style:name="Table14.A" style:family="table-column">
      <style:table-column-properties style:column-width="5.129cm"/>
    </style:style>
    <style:style style:name="Table14.B" style:family="table-column">
      <style:table-column-properties style:column-width="0.258cm"/>
    </style:style>
    <style:style style:name="Table14.C" style:family="table-column">
      <style:table-column-properties style:column-width="0.646cm"/>
    </style:style>
    <style:style style:name="Table14.D" style:family="table-column">
      <style:table-column-properties style:column-width="10.594cm"/>
    </style:style>
    <style:style style:name="Table14.E" style:family="table-column">
      <style:table-column-properties style:column-width="0.275cm"/>
    </style:style>
    <style:style style:name="Table14.A1" style:family="table-cell">
      <style:table-cell-properties style:vertical-align="middle" fo:padding="0.049cm" fo:border="none"/>
    </style:style>
    <style:style style:name="Table15" style:family="table">
      <style:table-properties style:width="5.031cm" table:align="left"/>
    </style:style>
    <style:style style:name="Table15.A" style:family="table-column">
      <style:table-column-properties style:column-width="5.031cm"/>
    </style:style>
    <style:style style:name="Table15.A1" style:family="table-cell">
      <style:table-cell-properties style:vertical-align="middle" fo:padding="0.049cm" fo:border="none"/>
    </style:style>
    <style:style style:name="Table16" style:family="table">
      <style:table-properties style:width="10.495cm" table:align="left"/>
    </style:style>
    <style:style style:name="Table16.A" style:family="table-column">
      <style:table-column-properties style:column-width="10.495cm"/>
    </style:style>
    <style:style style:name="Table16.A1" style:family="table-cell">
      <style:table-cell-properties style:vertical-align="middle" fo:padding="0.049cm" fo:border="none"/>
    </style:style>
    <style:style style:name="Table17" style:family="table">
      <style:table-properties style:width="17cm" table:align="left"/>
    </style:style>
    <style:style style:name="Table17.A" style:family="table-column">
      <style:table-column-properties style:column-width="17cm"/>
    </style:style>
    <style:style style:name="Table17.A1" style:family="table-cell">
      <style:table-cell-properties style:vertical-align="middle" fo:padding="0.049cm" fo:border="none"/>
    </style:style>
    <style:style style:name="Table18" style:family="table">
      <style:table-properties style:width="16.902cm" table:align="left"/>
    </style:style>
    <style:style style:name="Table18.A" style:family="table-column">
      <style:table-column-properties style:column-width="6.038cm"/>
    </style:style>
    <style:style style:name="Table18.B" style:family="table-column">
      <style:table-column-properties style:column-width="0.258cm"/>
    </style:style>
    <style:style style:name="Table18.C" style:family="table-column">
      <style:table-column-properties style:column-width="0.667cm"/>
    </style:style>
    <style:style style:name="Table18.D" style:family="table-column">
      <style:table-column-properties style:column-width="9.664cm"/>
    </style:style>
    <style:style style:name="Table18.E" style:family="table-column">
      <style:table-column-properties style:column-width="0.275cm"/>
    </style:style>
    <style:style style:name="Table18.A1" style:family="table-cell">
      <style:table-cell-properties style:vertical-align="middle" fo:padding="0.049cm" fo:border="none"/>
    </style:style>
    <style:style style:name="Table19" style:family="table">
      <style:table-properties style:width="5.939cm" table:align="left"/>
    </style:style>
    <style:style style:name="Table19.A" style:family="table-column">
      <style:table-column-properties style:column-width="5.939cm"/>
    </style:style>
    <style:style style:name="Table19.A1" style:family="table-cell">
      <style:table-cell-properties style:vertical-align="middle" fo:padding="0.049cm" fo:border="none"/>
    </style:style>
    <style:style style:name="Table20" style:family="table">
      <style:table-properties style:width="9.566cm" table:align="left"/>
    </style:style>
    <style:style style:name="Table20.A" style:family="table-column">
      <style:table-column-properties style:column-width="9.566cm"/>
    </style:style>
    <style:style style:name="Table20.A1" style:family="table-cell">
      <style:table-cell-properties style:vertical-align="middle" fo:padding="0.049cm" fo:border="none"/>
    </style:style>
    <style:style style:name="Table21" style:family="table">
      <style:table-properties style:width="17cm" table:align="left"/>
    </style:style>
    <style:style style:name="Table21.A" style:family="table-column">
      <style:table-column-properties style:column-width="17cm"/>
    </style:style>
    <style:style style:name="Table21.A1" style:family="table-cell">
      <style:table-cell-properties style:vertical-align="middle" fo:padding="0.049cm" fo:border="none"/>
    </style:style>
    <style:style style:name="Table22" style:family="table">
      <style:table-properties style:width="16.902cm" table:align="left"/>
    </style:style>
    <style:style style:name="Table22.A" style:family="table-column">
      <style:table-column-properties style:column-width="16.902cm"/>
    </style:style>
    <style:style style:name="Table22.A1" style:family="table-cell">
      <style:table-cell-properties style:vertical-align="middle" fo:padding="0.049cm" fo:border="none"/>
    </style:style>
    <style:style style:name="Table23" style:family="table">
      <style:table-properties style:width="20.189cm" table:align="left"/>
    </style:style>
    <style:style style:name="Table23.A" style:family="table-column">
      <style:table-column-properties style:column-width="20.189cm"/>
    </style:style>
    <style:style style:name="Table23.A1" style:family="table-cell">
      <style:table-cell-properties style:vertical-align="middle" fo:padding="0.049cm" fo:border="none"/>
    </style:style>
    <style:style style:name="Table24" style:family="table">
      <style:table-properties style:width="13.393cm" table:align="left"/>
    </style:style>
    <style:style style:name="Table24.A" style:family="table-column">
      <style:table-column-properties style:column-width="13.393cm"/>
    </style:style>
    <style:style style:name="Table24.A1" style:family="table-cell">
      <style:table-cell-properties style:vertical-align="middle" fo:padding="0.049cm" fo:border="none"/>
    </style:style>
    <style:style style:name="P1" style:family="paragraph" style:parent-style-name="Text_20_body">
      <style:paragraph-properties fo:margin-top="0cm" fo:margin-bottom="0cm"/>
    </style:style>
    <style:style style:name="P2" style:family="paragraph" style:parent-style-name="Standard">
      <style:text-properties style:font-name="Courier New" fo:font-size="10pt" style:font-size-asian="10pt" style:font-size-complex="10pt"/>
    </style:style>
    <style:style style:name="P3" style:family="paragraph" style:parent-style-name="Standard">
      <style:text-properties style:font-name="Courier New" fo:font-size="10pt" fo:background-color="#ffff00" style:font-size-asian="10pt" style:font-size-complex="10pt"/>
    </style:style>
    <style:style style:name="P4" style:family="paragraph" style:parent-style-name="Preformatted_20_Text">
      <style:text-properties style:font-name="Courier New" fo:font-size="10pt" style:font-size-asian="10pt" style:font-size-complex="10pt"/>
    </style:style>
    <style:style style:name="P5" style:family="paragraph" style:parent-style-name="Preformatted_20_Text">
      <style:paragraph-properties fo:margin-top="0cm" fo:margin-bottom="0.499cm"/>
    </style:style>
    <style:style style:name="P6" style:family="paragraph" style:parent-style-name="Table_20_Contents">
      <style:paragraph-properties fo:margin-top="0cm" fo:margin-bottom="0.499cm"/>
    </style:style>
    <style:style style:name="P7" style:family="paragraph" style:parent-style-name="Table_20_Contents">
      <style:text-properties fo:font-size="2pt" style:font-size-asian="2pt" style:font-size-complex="2pt"/>
    </style:style>
    <style:style style:name="P8" style:family="paragraph" style:parent-style-name="Table_20_Contents" style:list-style-name="L13"/>
    <style:style style:name="P9" style:family="paragraph" style:parent-style-name="Table_20_Contents" style:list-style-name="L14"/>
    <style:style style:name="P10" style:family="paragraph" style:parent-style-name="Table_20_Contents" style:list-style-name="L15"/>
    <style:style style:name="P11" style:family="paragraph" style:parent-style-name="Table_20_Contents" style:list-style-name="L16"/>
    <style:style style:name="P12" style:family="paragraph" style:parent-style-name="Table_20_Contents">
      <style:paragraph-properties fo:margin-top="0cm" fo:margin-bottom="0.499cm"/>
    </style:style>
    <style:style style:name="P13" style:family="paragraph" style:parent-style-name="Table_20_Contents" style:list-style-name="L13">
      <style:paragraph-properties fo:margin-top="0cm" fo:margin-bottom="0.499cm"/>
    </style:style>
    <style:style style:name="P14" style:family="paragraph" style:parent-style-name="Table_20_Contents" style:list-style-name="L14">
      <style:paragraph-properties fo:margin-top="0cm" fo:margin-bottom="0.499cm"/>
    </style:style>
    <style:style style:name="P15" style:family="paragraph" style:parent-style-name="Table_20_Contents" style:list-style-name="L15">
      <style:paragraph-properties fo:margin-top="0cm" fo:margin-bottom="0.499cm"/>
    </style:style>
    <style:style style:name="P16" style:family="paragraph" style:parent-style-name="Table_20_Contents" style:list-style-name="L16">
      <style:paragraph-properties fo:margin-top="0cm" fo:margin-bottom="0.499cm"/>
    </style:style>
    <style:style style:name="P17" style:family="paragraph" style:parent-style-name="Text_20_body" style:list-style-name="L1"/>
    <style:style style:name="P18" style:family="paragraph" style:parent-style-name="Text_20_body" style:list-style-name="L2"/>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2">
      <style:paragraph-properties fo:margin-top="0cm" fo:margin-bottom="0cm"/>
    </style:style>
    <style:style style:name="P30" style:family="paragraph" style:parent-style-name="Text_20_body" style:list-style-name="L3">
      <style:paragraph-properties fo:margin-top="0cm" fo:margin-bottom="0cm"/>
    </style:style>
    <style:style style:name="P31" style:family="paragraph" style:parent-style-name="Text_20_body" style:list-style-name="L4">
      <style:paragraph-properties fo:margin-top="0cm" fo:margin-bottom="0cm"/>
    </style:style>
    <style:style style:name="P32" style:family="paragraph" style:parent-style-name="Text_20_body" style:list-style-name="L5">
      <style:paragraph-properties fo:margin-top="0cm" fo:margin-bottom="0cm"/>
    </style:style>
    <style:style style:name="P33" style:family="paragraph" style:parent-style-name="Text_20_body" style:list-style-name="L6">
      <style:paragraph-properties fo:margin-top="0cm" fo:margin-bottom="0cm"/>
    </style:style>
    <style:style style:name="P34" style:family="paragraph" style:parent-style-name="Text_20_body" style:list-style-name="L7">
      <style:paragraph-properties fo:margin-top="0cm" fo:margin-bottom="0cm"/>
    </style:style>
    <style:style style:name="P35" style:family="paragraph" style:parent-style-name="Text_20_body" style:list-style-name="L8">
      <style:paragraph-properties fo:margin-top="0cm" fo:margin-bottom="0cm"/>
    </style:style>
    <style:style style:name="P36" style:family="paragraph" style:parent-style-name="Text_20_body" style:list-style-name="L9">
      <style:paragraph-properties fo:margin-top="0cm" fo:margin-bottom="0cm"/>
    </style:style>
    <style:style style:name="P37" style:family="paragraph" style:parent-style-name="Text_20_body" style:list-style-name="L10">
      <style:paragraph-properties fo:margin-top="0cm" fo:margin-bottom="0cm"/>
    </style:style>
    <style:style style:name="P38" style:family="paragraph" style:parent-style-name="Text_20_body" style:list-style-name="L11">
      <style:paragraph-properties fo:margin-top="0cm" fo:margin-bottom="0cm"/>
    </style:style>
    <style:style style:name="P39" style:family="paragraph" style:parent-style-name="Text_20_body" style:list-style-name="L12">
      <style:paragraph-properties fo:margin-top="0cm" fo:margin-bottom="0cm"/>
    </style:style>
    <style:style style:name="P40" style:family="paragraph">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T1" style:family="text">
      <style:text-properties fo:color="#ff0000"/>
    </style:style>
    <style:style style:name="T2" style:family="text">
      <style:text-properties fo:color="#008000"/>
    </style:style>
    <style:style style:name="T3" style:family="text">
      <style:text-properties fo:color="#0000ff"/>
    </style:style>
    <style:style style:name="T4" style:family="text">
      <style:text-properties fo:color="#ffa500"/>
    </style:style>
    <style:style style:name="T5" style:family="text">
      <style:text-properties fo:color="#ff69b4"/>
    </style:style>
    <style:style style:name="T6" style:family="text">
      <style:text-properties fo:color="#ffa07a"/>
    </style:style>
    <style:style style:name="T7" style:family="text">
      <style:text-properties fo:color="#a0522d"/>
    </style:style>
    <style:style style:name="T8" style:family="text">
      <style:text-properties fo:font-weight="bold"/>
    </style:style>
    <style:style style:name="T9" style:family="text">
      <style:text-properties style:use-window-font-color="true" style:text-outline="false" style:text-line-through-style="none" style:text-position="0% 100%" style:font-name="Tahoma"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Palindrome: Approaching the Problem</text:h>
      <text:h text:style-name="Heading_20_2" text:outline-level="2">Introduction </text:h>
      <text:p text:style-name="Text_20_body">A palindrome is a word that is read the same front-to-back or back-to-front. For instance, <text:span text:style-name="T1">R</text:span> <text:span text:style-name="T2">A</text:span> <text:span text:style-name="T3">C</text:span> <text:span text:style-name="T4">E</text:span> <text:span text:style-name="T5">C</text:span> <text:span text:style-name="T6">A</text:span> <text:span text:style-name="T7">R</text:span> reversed is also <text:span text:style-name="T7">R</text:span> <text:span text:style-name="T6">A</text:span> <text:span text:style-name="T5">C</text:span> <text:span text:style-name="T4">E</text:span> <text:span text:style-name="T3">C</text:span> <text:span text:style-name="T2">A</text:span> <text:span text:style-name="T1">R</text:span>. However, BLUE reversed is EULB, and thus not a palindrome. </text:p>
      <text:h text:style-name="Heading_20_2" text:outline-level="2">Algorithms </text:h>
      <text:p text:style-name="Text_20_body">An <text:span text:style-name="Emphasis">algorithm</text:span> is a sequence of steps that accomplish a task. We present three algorithms for detecting palindromes: </text:p>
      <text:h text:style-name="Heading_20_3" text:outline-level="3">Algorithm 1: Reverse the string. Compare the reversed string to the original string. </text:h>
      <text:list xml:id="list4328637906605101490" text:style-name="L1">
        <text:list-item>
          <text:p text:style-name="P17">For example, the reverse of the string <text:span text:style-name="Source_20_Text">"noon"</text:span> is <text:span text:style-name="Source_20_Text">"noon"</text:span>. Since the reversed string is the same as the original string, <text:span text:style-name="Source_20_Text">"noon"</text:span> is a palindrome. </text:p>
        </text:list-item>
      </text:list>
      <text:h text:style-name="Heading_20_3" text:outline-level="3">Algorithm 2: Split the string into two halves. Reverse the second half. Compare the first half to the reversed second half. </text:h>
      <text:list xml:id="list4305522439912292744" text:style-name="L2">
        <text:list-item>
          <text:p text:style-name="P29">For example, the first half of the string <text:span text:style-name="Source_20_Text">"noon"</text:span> is <text:span text:style-name="Source_20_Text">"no"</text:span> and the second half is <text:span text:style-name="Source_20_Text">"on"</text:span>. The reverse of the second half is <text:span text:style-name="Source_20_Text">"no"</text:span>. Since the first half is equal to the reverse of the second half, <text:span text:style-name="Source_20_Text">"noon"</text:span> is a palindrome. </text:p>
        </text:list-item>
        <text:list-item>
          <text:p text:style-name="P18">For a string with an odd length, let's consider <text:span text:style-name="Source_20_Text">"racecar"</text:span>. When splitting the string into two halves, we omit the middle character, <text:span text:style-name="Source_20_Text">"e"</text:span>. The first half of the string is <text:span text:style-name="Source_20_Text">"rac"</text:span> and the second half of the string is <text:span text:style-name="Source_20_Text">"car"</text:span>. The reverse of the second half is <text:span text:style-name="Source_20_Text">"rac"</text:span>. Since the first half is equal to the reverse of the second half, <text:span text:style-name="Source_20_Text">"racecar"</text:span> is a palindrome. </text:p>
        </text:list-item>
      </text:list>
      <text:h text:style-name="Heading_20_3" text:outline-level="3">Algorithm 3: Compare the first character to the last, the second to the second last, and so on. Stop when the middle of the string is reached. </text:h>
      <text:list xml:id="list5704680428768537435" text:style-name="L3">
        <text:list-item>
          <text:p text:style-name="P30">For example, for string <text:span text:style-name="Source_20_Text">"noon"</text:span>, we compare the first character (<text:span text:style-name="Source_20_Text">"n"</text:span>) to the last character (<text:span text:style-name="Source_20_Text">"n"</text:span>), and the second character (<text:span text:style-name="Source_20_Text">"o"</text:span>) to the second last (<text:span text:style-name="Source_20_Text">"o"</text:span>). Since both pairs of characters that were compared are equal, <text:span text:style-name="Source_20_Text">"noon"</text:span> is a palindrome. </text:p>
        </text:list-item>
        <text:list-item>
          <text:p text:style-name="P19">For a string with an odd length, let's consider <text:span text:style-name="Source_20_Text">"racecar"</text:span>. We compare the first character (<text:span text:style-name="Source_20_Text">"r"</text:span>) to the last character (<text:span text:style-name="Source_20_Text">"r"</text:span>), the second character (<text:span text:style-name="Source_20_Text">"a"</text:span>) to the second last (<text:span text:style-name="Source_20_Text">"a"</text:span>), and the third character (<text:span text:style-name="Source_20_Text">"c"</text:span>) to the third last character (<text:span text:style-name="Source_20_Text">"c"</text:span>). The middle character, <text:span text:style-name="Source_20_Text">"e"</text:span> does not need to be compared with anything. Since all pairs of characters that were compared are equal, <text:span text:style-name="Source_20_Text">"racecar"</text:span> is a palindrome. </text:p>
        </text:list-item>
      </text:list>
      <text:p text:style-name="Text_20_body">In upcoming lectures, we will implement all three algorithms. Following the Recipe for Designing Functions, we implemented the function header: </text:p>
      <text:list xml:id="list2323704753294014609" text:style-name="L4">
        <text:list-item>
          <text:p text:style-name="P31">Examples </text:p>
          <text:p text:style-name="P31"><text:span text:style-name="Source_20_Text">&gt;&gt;&gt; is_palindrome('noon')<text:line-break/>True<text:line-break/>&gt;&gt;&gt; is_palindrome('racecar')<text:line-break/>True<text:line-break/></text:span><text:soft-page-break/><text:span text:style-name="Source_20_Text">&gt;&gt;&gt; is_palindrome('dented')<text:line-break/>False</text:span></text:p>
        </text:list-item>
        <text:list-item>
          <text:p text:style-name="P31">Type Contract </text:p>
          <text:p text:style-name="P31"><text:span text:style-name="Source_20_Text">(str) --&gt; boolean </text:span></text:p>
        </text:list-item>
        <text:list-item>
          <text:p text:style-name="P31">Header </text:p>
          <text:p text:style-name="P31"><text:span text:style-name="Source_20_Text">def is_palindrome(s): </text:span></text:p>
        </text:list-item>
        <text:list-item>
          <text:p text:style-name="P31">Description </text:p>
          <text:p text:style-name="P31">Return <text:span text:style-name="Source_20_Text">True</text:span> if and only if <text:span text:style-name="Source_20_Text">s</text:span> is a palindrome </text:p>
        </text:list-item>
        <text:list-item>
          <text:p text:style-name="P31">Body </text:p>
          <text:p text:style-name="P31">This will be discussed in future lectures. </text:p>
        </text:list-item>
        <text:list-item>
          <text:p text:style-name="P31">Test </text:p>
          <text:p text:style-name="P20">This will be discussed in future lectures. </text:p>
        </text:list-item>
      </text:list>
      <text:p text:style-name="Text_20_body"><draw:frame draw:style-name="fr1" draw:name="graphics1" text:anchor-type="paragraph" svg:x="0.245cm" svg:y="0cm" svg:width="10.903cm" svg:height="4.339cm" draw:z-index="0"><draw:image xlink:href="Pictures/2000000700002A96000010F4A575CAC2.svm" xlink:type="simple" xlink:show="embed" xlink:actuate="onLoad"/></draw:frame></text:p>
      <text:p text:style-name="Horizontal_20_Line"/>
      <text:h text:style-name="Heading_20_1" text:outline-level="1">Palindrome: Algorithm 1</text:h>
      <text:h text:style-name="Heading_20_2" text:outline-level="2">Overview </text:h>
      <text:p text:style-name="Text_20_body">To determine whether a string is a palindrome, the first algorithm we explored was: </text:p>
      <text:list xml:id="list940742522839864570" text:style-name="L5">
        <text:list-item>
          <text:p text:style-name="P32">Reverse the string. </text:p>
        </text:list-item>
        <text:list-item>
          <text:p text:style-name="P21">Compare the reversed string to the original string. </text:p>
        </text:list-item>
      </text:list>
      <text:p text:style-name="Text_20_body">For example, the reverse of the string <text:span text:style-name="Source_20_Text">"noon"</text:span> is <text:span text:style-name="Source_20_Text">"noon"</text:span>. Since the reversed string is the same as the original string, <text:span text:style-name="Source_20_Text">"noon"</text:span> is a palindrome. </text:p>
      <text:p text:style-name="Text_20_body">For the string <text:span text:style-name="Source_20_Text">"dented"</text:span>, the reverse of the string <text:span text:style-name="Source_20_Text">"dented"</text:span> is <text:span text:style-name="Source_20_Text">"detned"</text:span>. Since the reversed string is <text:span text:style-name="Emphasis">not</text:span> the same as the original string, <text:span text:style-name="Source_20_Text">"dented"</text:span> is <text:span text:style-name="Emphasis">not</text:span> a palindrome. </text:p>
      <text:p text:style-name="Text_20_body">&gt;&gt; for list, there's a reverse method, but not for strings </text:p>
      <text:h text:style-name="Heading_20_2" text:outline-level="2">Code </text:h>
      <text:p text:style-name="Preformatted_20_Text">def reverse(s):</text:p>
      <text:p text:style-name="Preformatted_20_Text"><text:s text:c="4"/>""" (str) -&gt; str</text:p>
      <text:p text:style-name="Preformatted_20_Text"/>
      <text:p text:style-name="Preformatted_20_Text"><text:s text:c="4"/>Return s reversed.</text:p>
      <text:p text:style-name="Preformatted_20_Text"><text:s text:c="4"/></text:p>
      <text:p text:style-name="Preformatted_20_Text"><text:s text:c="4"/>&gt;&gt;&gt; reverse('hello')</text:p>
      <text:p text:style-name="Preformatted_20_Text"><text:s text:c="4"/>'olleh'</text:p>
      <text:p text:style-name="Preformatted_20_Text"><text:s text:c="4"/>"""</text:p>
      <text:p text:style-name="Preformatted_20_Text"/>
      <text:p text:style-name="Preformatted_20_Text"><text:s text:c="4"/>s_reversed = ''<office:annotation><dc:creator>Unknown Author</dc:creator><dc:date>2013-03-25T09:39:18.72</dc:date><text:p text:style-name="P40"><text:span text:style-name="T9">Accumulator that collects the reversed string – collection here works by prepending, so the string is collected from the first character, but then the next character is stuck before it, and so on</text:span></text:p></office:annotation></text:p>
      <text:p text:style-name="Preformatted_20_Text"><text:soft-page-break/><text:s text:c="4"/>for ch in s:</text:p>
      <text:p text:style-name="Preformatted_20_Text"><text:s text:c="8"/>s_reversed = ch + s_reversed</text:p>
      <text:p text:style-name="Preformatted_20_Text"><text:s text:c="4"/>return s_reversed</text:p>
      <text:p text:style-name="Preformatted_20_Text"/>
      <text:p text:style-name="Preformatted_20_Text"/>
      <text:p text:style-name="Preformatted_20_Text">def is_palindrome_v1(s):</text:p>
      <text:p text:style-name="Preformatted_20_Text"><text:s text:c="4"/>""" (str) -&gt; bool</text:p>
      <text:p text:style-name="Preformatted_20_Text"/>
      <text:p text:style-name="Preformatted_20_Text"><text:s text:c="4"/>Return True if and only if s is a palindrome.</text:p>
      <text:p text:style-name="Preformatted_20_Text"/>
      <text:p text:style-name="Preformatted_20_Text"><text:s text:c="4"/>&gt;&gt;&gt; is_palindrome_v1('noon')</text:p>
      <text:p text:style-name="Preformatted_20_Text"><text:s text:c="4"/>True</text:p>
      <text:p text:style-name="Preformatted_20_Text"><text:s text:c="4"/>&gt;&gt;&gt; is_palindrome_v1('radar')</text:p>
      <text:p text:style-name="Preformatted_20_Text"><text:s text:c="4"/>True</text:p>
      <text:p text:style-name="Preformatted_20_Text"><text:s text:c="4"/>&gt;&gt;&gt; is_palindrome_v1('kayaks')</text:p>
      <text:p text:style-name="Preformatted_20_Text"><text:s text:c="4"/>False</text:p>
      <text:p text:style-name="Preformatted_20_Text"><text:s text:c="4"/>"""</text:p>
      <text:p text:style-name="Preformatted_20_Text"/>
      <text:p text:style-name="Preformatted_20_Text"><text:s text:c="4"/>s_reversed = reverse(s)</text:p>
      <text:p text:style-name="P5"><text:s text:c="4"/>return s == s_reversed</text:p>
      <text:h text:style-name="Heading_20_1" text:outline-level="1">Palindrome: Algorithm 2</text:h>
      <text:h text:style-name="Heading_20_2" text:outline-level="2">Overview </text:h>
      <text:p text:style-name="Text_20_body">To determine whether a string is a palindrome, the second algorithm we explored was: </text:p>
      <text:list xml:id="list7983953585983747587" text:style-name="L6">
        <text:list-item>
          <text:p text:style-name="P33">Split the string into two halves. </text:p>
        </text:list-item>
        <text:list-item>
          <text:p text:style-name="P33">Reverse the second half. </text:p>
        </text:list-item>
        <text:list-item>
          <text:p text:style-name="P22">Compare the first half to the reversed second half. </text:p>
        </text:list-item>
      </text:list>
      <text:p text:style-name="Text_20_body">For example, the first half of the string <text:span text:style-name="Source_20_Text">"noon"</text:span> is <text:span text:style-name="Source_20_Text">"no"</text:span> and the second half is <text:span text:style-name="Source_20_Text">"on"</text:span>. The reverse of the second half is <text:span text:style-name="Source_20_Text">"no"</text:span>. Since the first half is equal to the reverse of the second half, <text:span text:style-name="Source_20_Text">"noon"</text:span> is a palindrome. </text:p>
      <text:p text:style-name="Text_20_body">For a string with an odd length, let's consider <text:span text:style-name="Source_20_Text">"racecar"</text:span>. When splitting the string into two halves, we omit the middle character, <text:span text:style-name="Source_20_Text">"e"</text:span>. The first half of the string is <text:span text:style-name="Source_20_Text">"rac"</text:span> and the second half of the string is <text:span text:style-name="Source_20_Text">"car"</text:span>. The reverse of the second half is <text:span text:style-name="Source_20_Text">"rac"</text:span>. Since the first half is equal to the reverse of the second half, <text:span text:style-name="Source_20_Text">"racecar"</text:span> is a palindrome. </text:p>
      <text:p text:style-name="Text_20_body"><draw:frame draw:style-name="fr2" draw:name="graphics3" text:anchor-type="paragraph" svg:width="9.394cm" svg:height="4.394cm" draw:z-index="1"><draw:image xlink:href="Pictures/20000007000024B20000112933E93B25.svm" xlink:type="simple" xlink:show="embed" xlink:actuate="onLoad"/></draw:frame></text:p>
      <text:p text:style-name="Text_20_body"/>
      <text:p text:style-name="Text_20_body">Finally, for a string that is not a palindrome, let's consider <text:span text:style-name="Source_20_Text">"dented"</text:span>. The first half of the string is <text:span text:style-name="Source_20_Text">"den"</text:span> and the second half of the string is <text:span text:style-name="Source_20_Text">"ted"</text:span>. The reverse of the second half is <text:span text:style-name="Source_20_Text">"det"</text:span>. Since the first half is <text:span text:style-name="Emphasis">not</text:span> equal to the reverse of the second half, <text:span text:style-name="Source_20_Text">"dented"</text:span> is <text:span text:style-name="Emphasis">not</text:span> a palindrome. </text:p>
      <text:p text:style-name="Standard"><text:soft-page-break/>&gt;&gt; working with indices to slice the string </text:p>
      <text:p text:style-name="Standard"><text:tab/>→ len('noon') == 4, and 4/2 == 2, so that tells us the index to slice from to get the 2nd half <text:tab/><text:tab/>of this string</text:p>
      <text:p text:style-name="Standard"><text:tab/>→ len('racecar') == 7; 7/2 in straight division is 3.5, but in integer division (7//2) it gives 3</text:p>
      <text:p text:style-name="Standard"><text:tab/><text:tab/>&gt;&gt; 3 is the number of characters in each evenly divided half, but we don't want to <text:tab/><text:tab/><text:tab/>include the 'e' – which is index 3</text:p>
      <text:p text:style-name="Standard"><text:tab/><text:tab/>&gt;&gt; 7 – 7//2 == 4 – the index of the character I want to start with </text:p>
      <text:p text:style-name="Standard"><text:tab/>→ this method works on 'noon' as well</text:p>
      <text:p text:style-name="Standard"><text:tab/>→ len(s)//2 == number of characters in each slice</text:p>
      <text:p text:style-name="Standard"><text:tab/><text:tab/>&gt;&gt; can use this result as the last index in a slice to select the first half of a string</text:p>
      <text:p text:style-name="Standard"><text:tab/><text:tab/>&gt;&gt; len(s) – (len(s)//2) == index of first character in second half of string</text:p>
      <text:p text:style-name="Standard">&gt; first half is s[:len(s)//2]</text:p>
      <text:p text:style-name="Standard">&gt; second half is s[len(s) – (len(s)//2)):]</text:p>
      <text:p text:style-name="Standard"><text:tab/>→ this is the portion we want to reverse and compare against the first half</text:p>
      <text:h text:style-name="Heading_20_2" text:outline-level="2">Code </text:h>
      <text:p text:style-name="Preformatted_20_Text">def reverse(s):</text:p>
      <text:p text:style-name="Preformatted_20_Text"><text:s text:c="4"/>""" (str) -&gt; str</text:p>
      <text:p text:style-name="Preformatted_20_Text"/>
      <text:p text:style-name="Preformatted_20_Text"><text:s text:c="4"/>Return s reversed.</text:p>
      <text:p text:style-name="Preformatted_20_Text"/>
      <text:p text:style-name="Preformatted_20_Text"><text:s text:c="4"/>&gt;&gt;&gt; reverse('hello')</text:p>
      <text:p text:style-name="Preformatted_20_Text"><text:s text:c="4"/>'olleh'</text:p>
      <text:p text:style-name="Preformatted_20_Text"><text:s text:c="4"/>"""</text:p>
      <text:p text:style-name="Preformatted_20_Text"/>
      <text:p text:style-name="Preformatted_20_Text"><text:s text:c="4"/>s_reversed = ''</text:p>
      <text:p text:style-name="Preformatted_20_Text"><text:s text:c="4"/>for ch in s:</text:p>
      <text:p text:style-name="Preformatted_20_Text"><text:s text:c="8"/>s_reversed = ch + s_reversed</text:p>
      <text:p text:style-name="Preformatted_20_Text"/>
      <text:p text:style-name="Preformatted_20_Text"><text:s text:c="4"/>return s_reversed</text:p>
      <text:p text:style-name="Preformatted_20_Text"/>
      <text:p text:style-name="Preformatted_20_Text"/>
      <text:p text:style-name="Preformatted_20_Text">def is_palindrome_v2(s):</text:p>
      <text:p text:style-name="Preformatted_20_Text"><text:s text:c="4"/>""" (str) -&gt; bool</text:p>
      <text:p text:style-name="Preformatted_20_Text"/>
      <text:p text:style-name="Preformatted_20_Text"><text:s text:c="4"/>Return True if and only if s is a palindrome.</text:p>
      <text:p text:style-name="Preformatted_20_Text"/>
      <text:p text:style-name="Preformatted_20_Text"><text:s text:c="4"/>&gt;&gt;&gt; is_palindrome_v2('noon')</text:p>
      <text:p text:style-name="Preformatted_20_Text"><text:s text:c="4"/>True</text:p>
      <text:p text:style-name="Preformatted_20_Text"><text:s text:c="4"/>&gt;&gt;&gt; is_palindrome_v2('radar')</text:p>
      <text:p text:style-name="Preformatted_20_Text"><text:s text:c="4"/>True</text:p>
      <text:p text:style-name="Preformatted_20_Text"><text:s text:c="4"/>&gt;&gt;&gt; is_palindrome_v2('kayaks')</text:p>
      <text:p text:style-name="Preformatted_20_Text"><text:s text:c="4"/>False</text:p>
      <text:p text:style-name="Preformatted_20_Text"><text:s text:c="4"/>"""</text:p>
      <text:p text:style-name="Preformatted_20_Text"/>
      <text:p text:style-name="Preformatted_20_Text"><text:s text:c="4"/>middle = len(s) // 2<office:annotation><dc:creator>Unknown Author</dc:creator><dc:date>2013-03-25T09:58:40.73</dc:date><text:p text:style-name="P40"><text:span text:style-name="T9">Using a variable here clarifies the code &amp; makes it so that we only need to do this calculation once </text:span></text:p></office:annotation></text:p>
      <text:p text:style-name="Preformatted_20_Text"><text:s text:c="4"/>first_half = s[:middle]</text:p>
      <text:p text:style-name="Preformatted_20_Text"/>
      <text:p text:style-name="Preformatted_20_Text"><text:s text:c="4"/>if is_odd(len(s)):</text:p>
      <text:p text:style-name="Preformatted_20_Text"><text:s text:c="8"/>second_half = s[middle + 1:]</text:p>
      <text:p text:style-name="Preformatted_20_Text"><text:s text:c="4"/>else:</text:p>
      <text:p text:style-name="Preformatted_20_Text"><text:s text:c="8"/>second_half = s[middle:]</text:p>
      <text:p text:style-name="Preformatted_20_Text"><text:s text:c="4"/>second_half_reversed = reverse(second_half)</text:p>
      <text:p text:style-name="Preformatted_20_Text"/>
      <text:p text:style-name="P5"><text:s text:c="4"/>return first_half == second_half_reversed</text:p>
      <text:h text:style-name="Heading_20_1" text:outline-level="1"><text:soft-page-break/>Palindrome: Algorithm 3</text:h>
      <text:h text:style-name="Heading_20_2" text:outline-level="2">Overview </text:h>
      <text:p text:style-name="Text_20_body">To determine whether a string is a palindrome, the third algorithm we explored was: </text:p>
      <text:list xml:id="list1748963173063169265" text:style-name="L7">
        <text:list-item>
          <text:p text:style-name="P34">Compare the first character to the last, the second to the second last, and so on. </text:p>
        </text:list-item>
        <text:list-item>
          <text:p text:style-name="P23">Stop when the middle of the string is reached. </text:p>
        </text:list-item>
      </text:list>
      <text:p text:style-name="Text_20_body">For example, for string <text:span text:style-name="Source_20_Text">"noon"</text:span>, we compare the first character (<text:span text:style-name="Source_20_Text">"n"</text:span>) to the last character (<text:span text:style-name="Source_20_Text">"n"</text:span>), and the second character (<text:span text:style-name="Source_20_Text">"o"</text:span>) to the second last (<text:span text:style-name="Source_20_Text">"o"</text:span>). Since both pairs of characters that were compared are equal, <text:span text:style-name="Source_20_Text">"noon"</text:span> is a palindrome. </text:p>
      <text:p text:style-name="Text_20_body">For a string with an odd length, let's consider <text:span text:style-name="Source_20_Text">"racecar"</text:span>. We compare the first character (<text:span text:style-name="Source_20_Text">"r"</text:span>) to the last character (<text:span text:style-name="Source_20_Text">"r"</text:span>), the second character (<text:span text:style-name="Source_20_Text">"a"</text:span>) to the second last (<text:span text:style-name="Source_20_Text">"a"</text:span>), and the third character (<text:span text:style-name="Source_20_Text">"c"</text:span>) to the third last character (<text:span text:style-name="Source_20_Text">"c"</text:span>). The middle character, <text:span text:style-name="Source_20_Text">"e"</text:span> does not need to be compared with anything. Since all pairs of characters that were compared are equal, <text:span text:style-name="Source_20_Text">"racecar"</text:span> is a palindrome. </text:p>
      <text:p text:style-name="Standard">Finally, for a string that is not a palindrome, let's consider "dented". We compare the first character ("d") to the last character ("d"), the second character ("e") to the second last ("e"), and the third character ("n") to the third last character ("t"). Since not all pairs of characters that were compared are equal, "dented" is a not palindrome. </text:p>
      <text:p text:style-name="Standard"/>
      <text:p text:style-name="Standard">&gt;&gt; to implement this algorithm, we're going to use two variables to keep track of the indices to <text:tab/>compare</text:p>
      <text:p text:style-name="Standard"><text:tab/>→ 'i' initially refers to the first index of the string – 0</text:p>
      <text:p text:style-name="Standard"><text:tab/>→ 'j' initially refers to the last index – len(s)-1</text:p>
      <text:p text:style-name="Standard">&gt; as we progress, I &amp; j move closer to the middle</text:p>
      <text:p text:style-name="Standard">&gt; if two char don't match, not a palindrome – so a while loop that depends on matching </text:p>
      <text:p text:style-name="Standard">&gt; but we also need to tell the loop to stop comparing once the middle of the string is reached – </text:p>
      <text:p text:style-name="Standard"><text:tab/>→ for an odd-length string, this is when i == j</text:p>
      <text:p text:style-name="Standard"><text:tab/>→ for an even-length string, we need to stop when the index numbers of i and j are next to <text:tab/><text:tab/>each other, but j is less than i – at the next step, they would have been increased (i) <text:tab/><text:tab/>and decreased (j) such that they've passed the middle</text:p>
      <text:p text:style-name="Standard"><text:tab/>→ so the middle of the string is reached when j &lt;= i – keep going as long as i&lt; j</text:p>
      <text:p text:style-name="Standard">&gt; so if the while loop looks like this</text:p>
      <text:p text:style-name="P2"><text:tab/>while i &lt; j and s[i] == s[j]:</text:p>
      <text:p text:style-name="P4"><text:s text:c="8"/>i = i + 1</text:p>
      <text:p text:style-name="P4"><text:s text:c="8"/>j = j – 1</text:p>
      <text:p text:style-name="Standard">there are 2 reasons it might stop – because it reached the middle of the string, in which case we have a palindrome, or because a pair of characters that don't match, in which case the string is not a palindrome</text:p>
      <text:h text:style-name="Heading_20_2" text:outline-level="2">Code </text:h>
      <text:p text:style-name="Preformatted_20_Text"><text:s/></text:p>
      <text:p text:style-name="Preformatted_20_Text">def is_palindrome_v3(s): <text:s text:c="4"/>""" (str) -&gt; bool</text:p>
      <text:p text:style-name="Preformatted_20_Text"/>
      <text:p text:style-name="Preformatted_20_Text"><text:s text:c="4"/>Return True if and only if s is a palindrome.</text:p>
      <text:p text:style-name="Preformatted_20_Text"/>
      <text:p text:style-name="Preformatted_20_Text"><text:s text:c="4"/>&gt;&gt;&gt; is_palindrome_v3('noon')</text:p>
      <text:p text:style-name="Preformatted_20_Text"><text:s text:c="4"/>True</text:p>
      <text:p text:style-name="Preformatted_20_Text"><text:s text:c="4"/>&gt;&gt;&gt; is_palindrome_v3('racecar')</text:p>
      <text:p text:style-name="Preformatted_20_Text"><text:s text:c="4"/>True</text:p>
      <text:p text:style-name="Preformatted_20_Text"><text:soft-page-break/><text:s text:c="4"/>&gt;&gt;&gt; is_palindrome_v3('dented')</text:p>
      <text:p text:style-name="Preformatted_20_Text"><text:s text:c="4"/>False</text:p>
      <text:p text:style-name="Preformatted_20_Text"><text:s text:c="4"/>"""</text:p>
      <text:p text:style-name="Preformatted_20_Text"/>
      <text:p text:style-name="Preformatted_20_Text"><text:s text:c="4"/># s[i] and s[j] are the next pair of characters to compare.</text:p>
      <text:p text:style-name="Preformatted_20_Text"><text:s text:c="4"/>i = 0</text:p>
      <text:p text:style-name="Preformatted_20_Text"><text:s text:c="4"/>j = len(s) - 1</text:p>
      <text:p text:style-name="Preformatted_20_Text"/>
      <text:p text:style-name="Preformatted_20_Text"><text:s text:c="4"/># The characters in s[:i] have been successfully compared to those in s[j:].</text:p>
      <text:p text:style-name="Preformatted_20_Text"><text:s text:c="4"/>while i &lt; j and s[i] == s[j]:</text:p>
      <text:p text:style-name="Preformatted_20_Text"><text:s text:c="8"/>i = i + 1</text:p>
      <text:p text:style-name="Preformatted_20_Text"><text:s text:c="8"/>j = j - 1</text:p>
      <text:p text:style-name="Preformatted_20_Text"/>
      <text:p text:style-name="Preformatted_20_Text"><text:s text:c="4"/># If we exited because we successfully compared all pairs of characters,</text:p>
      <text:p text:style-name="Preformatted_20_Text"><text:s text:c="4"/># then j &lt;= i.</text:p>
      <text:p text:style-name="P5"><text:s text:c="4"/>return j &lt;= i</text:p>
      <text:p text:style-name="P5"/>
      <text:p text:style-name="P5">In-video quiz</text:p>
      <text:p text:style-name="Standard"><draw:frame draw:style-name="fr3" draw:name="graphics2" text:anchor-type="paragraph" svg:width="19.332cm" svg:height="10.643cm" draw:z-index="2"><draw:image xlink:href="Pictures/2000000700005EC70000304598AB6576.svm" xlink:type="simple" xlink:show="embed" xlink:actuate="onLoad"/></draw:frame>Before the loop, i==0 and j==0; the while loop condition is false (b/c i is never &lt;j), so when the return statement is reached, i and j refer to the same values as they did initially</text:p>
      <text:p text:style-name="Standard"/>
      <text:p text:style-name="Standard"><draw:frame draw:style-name="fr3" draw:name="graphics4" text:anchor-type="paragraph" svg:width="19.664cm" svg:height="9.89cm" draw:z-index="3"><draw:image xlink:href="Pictures/2000000700005D55000028D4D62C6512.svm" xlink:type="simple" xlink:show="embed" xlink:actuate="onLoad"/></draw:frame><draw:frame draw:style-name="fr1" draw:name="graphics5" text:anchor-type="paragraph" svg:x="-1.792cm" svg:y="9.71cm" svg:width="20.533cm" svg:height="2.058cm" draw:z-index="4"><draw:image xlink:href="Pictures/2000000700005CEB0000064F8AE18DA2.svm" xlink:type="simple" xlink:show="embed" xlink:actuate="onLoad"/></draw:frame><text:soft-page-break/>&gt; this returns True, though (since j is in fact &lt;i) <text:s/>– which seems problematic, unless the empty string <text:tab/>is a palindrome by convention or something similar</text:p>
      <text:h text:style-name="Heading_20_1" text:outline-level="1">The Restaurant Recommendation Problem </text:h>
      <text:p text:style-name="Text_20_body">While learning, students are often told which functions to write, including the function names, parameters and return types. </text:p>
      <text:p text:style-name="Text_20_body">The next set of videos focus on an exercise where you get to decide yourself which functions to write. The example also gives you more practice with dictionaries, lists, and files. </text:p>
      <text:h text:style-name="Heading_20_3" text:outline-level="3">Task </text:h>
      <text:p text:style-name="Text_20_body">The problem we'll be tackling is a restaurant recommendation system. </text:p>
      <text:p text:style-name="Text_20_body">We are given a list of restaurants that contains: </text:p>
      <text:list xml:id="list3843309414402971773" text:style-name="L8">
        <text:list-item>
          <text:p text:style-name="P35">The name of the restaurant. </text:p>
        </text:list-item>
        <text:list-item>
          <text:p text:style-name="P35">The percentage of people who recommended the restaurant. </text:p>
        </text:list-item>
        <text:list-item>
          <text:p text:style-name="P35">The price range of the restaurant. </text:p>
        </text:list-item>
        <text:list-item>
          <text:p text:style-name="P24">The type of food served by the restaurant. </text:p>
        </text:list-item>
      </text:list>
      <text:p text:style-name="Text_20_body">The program will make a recommendation to the user based on this data. </text:p>
      <text:p text:style-name="Text_20_body">We'll tell you a bit about the main function, but this task is complex and helper functions will make writing the main function much easier. </text:p>
      <text:h text:style-name="Heading_20_3" text:outline-level="3">The Problem:</text:h>
      <text:p text:style-name="Text_20_body">Write a function that has three parameters:</text:p>
      <text:list xml:id="list1088554381648056033" text:style-name="L9">
        <text:list-item>
          <text:p text:style-name="P36"><text:soft-page-break/>a restaurant file that is open for reading, </text:p>
        </text:list-item>
        <text:list-item>
          <text:p text:style-name="P36">the price range (one of $, $$, $$$ and $$$$), and </text:p>
        </text:list-item>
        <text:list-item>
          <text:p text:style-name="P25">a list of cuisines. </text:p>
        </text:list-item>
      </text:list>
      <text:p text:style-name="Text_20_body">The function returns a list of restaurants (in that price range, serving at least one of those cuisines), and their ratings sorted from highest to lowest.</text:p>
      <text:p text:style-name="Text_20_body"><text:span text:style-name="T8">Next Video</text:span>: Explore how to keep track of data in python<text:line-break/><text:span text:style-name="T8">Following Video</text:span>: How to break the problem into a series of sub-problems </text:p>
      <text:h text:style-name="Heading_20_1" text:outline-level="1">Restaurant Recommendations: Representing the Data </text:h>
      <text:p text:style-name="Text_20_body">The first step to solving the restaurant recommendations problem is choosing data structures to store the information on restaurant prices, ratings, and cuisines.</text:p>
      <text:h text:style-name="Heading_20_2" text:outline-level="2">Examining the Data File</text:h>
      <text:p text:style-name="Text_20_body">Here is the restaurant data from a sample file: </text:p>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Table_20_Contents"><text:span text:style-name="Source_20_Text">Georgie Porgie<text:line-break/>87%<text:line-break/>$$$<text:line-break/>Canadian, Pub Food<text:line-break/><text:line-break/>Queen St. Cafe<text:line-break/>82%<text:line-break/>$<text:line-break/>Malaysian, Thai<text:line-break/><text:line-break/>Dumplings R Us<text:line-break/>71%<text:line-break/>$<text:line-break/>Chinese<text:line-break/><text:line-break/>Mexican Grill<text:line-break/>85%<text:line-break/>$$<text:line-break/>Mexican<text:line-break/><text:line-break/>Deep Fried Everything<text:line-break/>52%<text:line-break/>$<text:line-break/>Pub Food </text:span></text:p>
                </table:table-cell>
              </table:table-row>
            </table:table>
            <text:p text:style-name="P7"/>
          </table:table-cell>
        </table:table-row>
      </table:table>
      <text:h text:style-name="Heading_20_2" text:outline-level="2">Examining the Data</text:h>
      <text:p text:style-name="Text_20_body">Each restaurant listing includes name, rating, price and cuisine. We'll organize the data by grouping it according to tasks that we would like to perform. </text:p>
      <text:h text:style-name="Heading_20_3" text:outline-level="3"><text:soft-page-break/>Rating Information</text:h>
      <text:p text:style-name="Text_20_body">For each restaurant, we want to be able to look up the rating, so we'll keep track of that information: </text:p>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Table_20_Contents"><text:span text:style-name="T8">Georgie Porgie:</text:span> 87<text:line-break/><text:span text:style-name="T8">Queen St. Cafe:</text:span> 82<text:line-break/><text:span text:style-name="T8">Dumplings R Us:</text:span> 71<text:line-break/><text:span text:style-name="T8">Mexican Grill:</text:span> 85<text:line-break/><text:span text:style-name="T8">Deep Fried Everything:</text:span> 52 </text:p>
                </table:table-cell>
              </table:table-row>
            </table:table>
            <text:p text:style-name="P7"/>
          </table:table-cell>
        </table:table-row>
      </table:table>
      <text:p text:style-name="Text_20_body"/>
      <text:h text:style-name="Heading_20_3" text:outline-level="3">Price Range Information</text:h>
      <text:p text:style-name="Text_20_body">We'll also want to look up restaurants by price, so we'll make a list of that data: </text:p>
      <table:table table:name="Table5" table:style-name="Table5">
        <table:table-column table:style-name="Table5.A"/>
        <table:table-row>
          <table:table-cell table:style-name="Table5.A1" office:value-type="string">
            <table:table table:name="Table6" table:style-name="Table6">
              <table:table-column table:style-name="Table6.A"/>
              <table:table-row>
                <table:table-cell table:style-name="Table6.A1" office:value-type="string">
                  <text:p text:style-name="Table_20_Contents"><text:span text:style-name="T8">$:</text:span> Queen St. Cafe, Dumplings R Us, Deep Fried Everything<text:line-break/><text:span text:style-name="T8">$$:</text:span> Mexican Grill<text:line-break/><text:span text:style-name="T8">$$$:</text:span> Georgie Porgie<text:line-break/><text:span text:style-name="T8">$$$$:</text:span> </text:p>
                </table:table-cell>
              </table:table-row>
            </table:table>
            <text:p text:style-name="P7"/>
          </table:table-cell>
        </table:table-row>
      </table:table>
      <text:p text:style-name="Text_20_body"/>
      <text:h text:style-name="Heading_20_3" text:outline-level="3">Cuisine Information</text:h>
      <text:p text:style-name="Text_20_body">Recommendations are made based on types of cuisine as well, so we need to keep track of that information: </text:p>
      <table:table table:name="Table7" table:style-name="Table7">
        <table:table-column table:style-name="Table7.A"/>
        <table:table-row>
          <table:table-cell table:style-name="Table7.A1" office:value-type="string">
            <table:table table:name="Table8" table:style-name="Table8">
              <table:table-column table:style-name="Table8.A"/>
              <table:table-row>
                <table:table-cell table:style-name="Table8.A1" office:value-type="string">
                  <text:p text:style-name="Table_20_Contents"><text:span text:style-name="T8">Canadian:</text:span> Georgie Porgie<text:line-break/><text:span text:style-name="T8">Pub Food:</text:span> Georgie Porgie, Deep Fried Everything<text:line-break/><text:span text:style-name="T8">Malaysian:</text:span> Queen St. Cafe<text:line-break/><text:span text:style-name="T8">Thai:</text:span> Queen St. Cafe<text:line-break/><text:span text:style-name="T8">Chinese:</text:span> Dumplings R Us<text:line-break/><text:span text:style-name="T8">Mexican:</text:span> Mexican Grill </text:p>
                </table:table-cell>
              </table:table-row>
            </table:table>
            <text:p text:style-name="P7"/>
          </table:table-cell>
        </table:table-row>
      </table:table>
      <text:p text:style-name="Text_20_body"/>
      <text:h text:style-name="Heading_20_2" text:outline-level="2">Choose the data structure</text:h>
      <text:p text:style-name="Text_20_body">What data structures can we use to store this information? We could use strings, lists, tuples or dictionaries. That is a design decision that we need to make.</text:p>
      <text:h text:style-name="Heading_20_3" text:outline-level="3">Rating Information</text:h>
      <text:p text:style-name="Text_20_body">Our "Rating Information" looks a lot like a Python dictionary, where each key is a restaurant name and each value is a rating.</text:p>
      <text:p text:style-name="Text_20_body">Let's add some braces and commas to make the structure look more like a Python dictionary. Let's also add quotes around the restaurant names to make them strings. Finally, let's create a variable name <text:span text:style-name="Source_20_Text">name_to_rating</text:span> that refers to this dictionary: </text:p>
      <table:table table:name="Table9" table:style-name="Table9">
        <table:table-column table:style-name="Table9.A"/>
        <table:table-row>
          <table:table-cell table:style-name="Table9.A1" office:value-type="string">
            <table:table table:name="Table10" table:style-name="Table10">
              <table:table-column table:style-name="Table10.A"/>
              <table:table-column table:style-name="Table10.B"/>
              <table:table-column table:style-name="Table10.C"/>
              <table:table-column table:style-name="Table10.D"/>
              <table:table-column table:style-name="Table10.E"/>
              <table:table-row>
                <table:table-cell table:style-name="Table10.A1" office:value-type="string">
                  <table:table table:name="Table11" table:style-name="Table11">
                    <table:table-column table:style-name="Table11.A"/>
                    <table:table-row>
                      <table:table-cell table:style-name="Table11.A1" office:value-type="string">
                        <text:p text:style-name="Table_20_Contents"><text:span text:style-name="T8">Georgie Porgie:</text:span> 87<text:line-break/><text:span text:style-name="T8">Queen St. Cafe:</text:span> 82<text:line-break/><text:span text:style-name="T8">Dumplings R Us:</text:span> 71<text:line-break/><text:span text:style-name="T8">Mexican Grill:</text:span> 85<text:line-break/><text:span text:style-name="T8">Deep Fried Everything:</text:span> 52 </text:p>
                      </table:table-cell>
                    </table:table-row>
                  </table:table>
                  <text:p text:style-name="P7"/>
                </table:table-cell>
                <table:table-cell table:style-name="Table10.A1" office:value-type="string">
                  <text:p text:style-name="Table_20_Contents"> </text:p>
                </table:table-cell>
                <table:table-cell table:style-name="Table10.A1" office:value-type="string">
                  <text:p text:style-name="Table_20_Contents">→ </text:p>
                </table:table-cell>
                <table:table-cell table:style-name="Table10.A1" office:value-type="string">
                  <text:p text:style-name="Table_20_Contents"> </text:p>
                  <table:table table:name="Table12" table:style-name="Table12">
                    <table:table-column table:style-name="Table12.A"/>
                    <table:table-row>
                      <table:table-cell table:style-name="Table12.A1" office:value-type="string">
                        <text:p text:style-name="Table_20_Contents"><text:span text:style-name="Source_20_Text">name_to_rating = {'Georgie Porgie': 87,<text:line-break/>'Queen St. Cafe': 82,<text:line-break/>'Dumplings R Us': 71,<text:line-break/>'Mexican Grill': 85,<text:line-break/></text:span><text:soft-page-break/><text:span text:style-name="Source_20_Text">'Deep Fried Everything': 52} </text:span></text:p>
                      </table:table-cell>
                    </table:table-row>
                  </table:table>
                  <text:p text:style-name="Table_20_Contents"/>
                </table:table-cell>
                <table:table-cell table:style-name="Table10.A1" office:value-type="string">
                  <text:p text:style-name="P7"/>
                </table:table-cell>
              </table:table-row>
            </table:table>
            <text:p text:style-name="P7"/>
          </table:table-cell>
        </table:table-row>
      </table:table>
      <text:p text:style-name="Text_20_body">Now, to find ratings, we can use the restaurant's name.</text:p>
      <text:p text:style-name="Text_20_body"><text:span text:style-name="Source_20_Text">&gt;&gt;&gt;name_to_rating['Queen St. Cafe']<text:line-break/>82</text:span> </text:p>
      <text:p text:style-name="Text_20_body">This dictionary type can be written as: <text:span text:style-name="Source_20_Text">dict of {str: int}</text:span> </text:p>
      <text:h text:style-name="Heading_20_3" text:outline-level="3">Pricing Information</text:h>
      <text:p text:style-name="Text_20_body">Pricing information also looks a lot like a Python dictionary. We would like to be able to look up a price and get all the restaurants in the price range. </text:p>
      <text:p text:style-name="Text_20_body">The <text:span text:style-name="Source_20_Text">keys</text:span> (price ranges) look like strings, and the <text:span text:style-name="Source_20_Text">values</text:span> (restaurant names) look like <text:span text:style-name="Source_20_Text">strings</text:span> too; however, there can be zero, one or more than one restaurant associated with each price range. Therefore, each <text:span text:style-name="Source_20_Text">value</text:span> will be a <text:span text:style-name="Source_20_Text">list of str</text:span>.</text:p>
      <text:p text:style-name="Text_20_body">Again, adding quotes, commas, brackets, braces and a variable name gives us: </text:p>
      <table:table table:name="Table13" table:style-name="Table13">
        <table:table-column table:style-name="Table13.A"/>
        <table:table-row>
          <table:table-cell table:style-name="Table13.A1" office:value-type="string">
            <table:table table:name="Table14" table:style-name="Table14">
              <table:table-column table:style-name="Table14.A"/>
              <table:table-column table:style-name="Table14.B"/>
              <table:table-column table:style-name="Table14.C"/>
              <table:table-column table:style-name="Table14.D"/>
              <table:table-column table:style-name="Table14.E"/>
              <table:table-row>
                <table:table-cell table:style-name="Table14.A1" office:value-type="string">
                  <table:table table:name="Table15" table:style-name="Table15">
                    <table:table-column table:style-name="Table15.A"/>
                    <table:table-row>
                      <table:table-cell table:style-name="Table15.A1" office:value-type="string">
                        <text:p text:style-name="Table_20_Contents"><text:span text:style-name="T8">$:</text:span> Queen St. Cafe, Dumplings R Us, Deep Fried Everything<text:line-break/><text:span text:style-name="T8">$$:</text:span> Mexican Grill<text:line-break/><text:span text:style-name="T8">$$$:</text:span> Georgie Porgie<text:line-break/><text:span text:style-name="T8">$$$$:</text:span> </text:p>
                      </table:table-cell>
                    </table:table-row>
                  </table:table>
                  <text:p text:style-name="P7"/>
                </table:table-cell>
                <table:table-cell table:style-name="Table14.A1" office:value-type="string">
                  <text:p text:style-name="Table_20_Contents"> </text:p>
                </table:table-cell>
                <table:table-cell table:style-name="Table14.A1" office:value-type="string">
                  <text:p text:style-name="Table_20_Contents">→ </text:p>
                </table:table-cell>
                <table:table-cell table:style-name="Table14.A1" office:value-type="string">
                  <text:p text:style-name="Table_20_Contents"> </text:p>
                  <table:table table:name="Table16" table:style-name="Table16">
                    <table:table-column table:style-name="Table16.A"/>
                    <table:table-row>
                      <table:table-cell table:style-name="Table16.A1" office:value-type="string">
                        <text:p text:style-name="Table_20_Contents"><text:span text:style-name="Source_20_Text">price_to_names = {'$': ['Queen St. Cafe', 'Dumplings R Us', 'Deep Fried Everything'],<text:line-break/>'$$': ['Mexican Grill'],<text:line-break/>'$$$': ['Georgie Porgie'],<text:line-break/>'$$$$': []</text:span><text:span text:style-name="Source_20_Text"><office:annotation><dc:creator>Unknown Author</dc:creator><dc:date>2013-03-25T10:49:23.76</dc:date><text:p text:style-name="P40"><text:span text:style-name="T9">Empty list</text:span></text:p></office:annotation></text:span><text:span text:style-name="Source_20_Text">} </text:span></text:p>
                      </table:table-cell>
                    </table:table-row>
                  </table:table>
                  <text:p text:style-name="Table_20_Contents"/>
                </table:table-cell>
                <table:table-cell table:style-name="Table14.A1" office:value-type="string">
                  <text:p text:style-name="P7"/>
                </table:table-cell>
              </table:table-row>
            </table:table>
            <text:p text:style-name="P7"/>
          </table:table-cell>
        </table:table-row>
      </table:table>
      <text:p text:style-name="Text_20_body">We can use this dictionary to find restaurants in a given price range.</text:p>
      <text:p text:style-name="Text_20_body"><text:span text:style-name="Source_20_Text">&gt;&gt;&gt;price_to_names['$']<text:line-break/>['Queen St. Cafe', 'Dumplings R Us', 'Deep Fried Everything']</text:span> </text:p>
      <text:p text:style-name="Text_20_body">This dictionary type can be written as: <text:span text:style-name="Source_20_Text">dict of {str: list of str}</text:span> </text:p>
      <text:h text:style-name="Heading_20_3" text:outline-level="3">Cuisine Information</text:h>
      <text:p text:style-name="Text_20_body">A dictionary is also suitable for representing cuisine information. </text:p>
      <text:p text:style-name="Text_20_body">In this case, the type will be <text:span text:style-name="Source_20_Text">dict of {str: list of str}</text:span>. Each key will be a cuisine and each value will be a <text:span text:style-name="Source_20_Text">list of str</text:span>, since there can be more than one restaurant for each type of cuisine. </text:p>
      <text:p text:style-name="Text_20_body">Once again, adding quotes, commas, brakets, braces and a variable name gives us: </text:p>
      <table:table table:name="Table17" table:style-name="Table17">
        <table:table-column table:style-name="Table17.A"/>
        <table:table-row>
          <table:table-cell table:style-name="Table17.A1" office:value-type="string">
            <table:table table:name="Table18" table:style-name="Table18">
              <table:table-column table:style-name="Table18.A"/>
              <table:table-column table:style-name="Table18.B"/>
              <table:table-column table:style-name="Table18.C"/>
              <table:table-column table:style-name="Table18.D"/>
              <table:table-column table:style-name="Table18.E"/>
              <table:table-row>
                <table:table-cell table:style-name="Table18.A1" office:value-type="string">
                  <table:table table:name="Table19" table:style-name="Table19">
                    <table:table-column table:style-name="Table19.A"/>
                    <table:table-row>
                      <table:table-cell table:style-name="Table19.A1" office:value-type="string">
                        <text:p text:style-name="Table_20_Contents"><text:span text:style-name="T8">Canadian:</text:span> Georgie Porgie<text:line-break/><text:span text:style-name="T8">Pub Food:</text:span> Georgie Porgie, Deep Fried Everything<text:line-break/><text:span text:style-name="T8">Malaysian:</text:span> Queen St. Cafe<text:line-break/><text:span text:style-name="T8">Thai:</text:span> Queen St. Cafe<text:line-break/><text:span text:style-name="T8">Chinese:</text:span> Dumplings R Us<text:line-break/><text:span text:style-name="T8">Mexican:</text:span> Mexican Grill </text:p>
                      </table:table-cell>
                    </table:table-row>
                  </table:table>
                  <text:p text:style-name="P7"/>
                </table:table-cell>
                <table:table-cell table:style-name="Table18.A1" office:value-type="string">
                  <text:p text:style-name="Table_20_Contents"> </text:p>
                </table:table-cell>
                <table:table-cell table:style-name="Table18.A1" office:value-type="string">
                  <text:p text:style-name="Table_20_Contents">→ </text:p>
                </table:table-cell>
                <table:table-cell table:style-name="Table18.A1" office:value-type="string">
                  <text:p text:style-name="Table_20_Contents"> </text:p>
                  <table:table table:name="Table20" table:style-name="Table20">
                    <table:table-column table:style-name="Table20.A"/>
                    <table:table-row>
                      <table:table-cell table:style-name="Table20.A1" office:value-type="string">
                        <text:p text:style-name="Table_20_Contents"><text:span text:style-name="Source_20_Text">cuisine_to_name = {'Canadian': ['Georgie Porgie'],<text:line-break/>'Pub Food': ['Georgie Porgie', 'Deep Fried Everything'],<text:line-break/>'Malaysian': ['Queen St. Cafe'],<text:line-break/>'Thai': ['Queen St. Cafe'],<text:line-break/>'Chinese': ['Dumplings R Us'],<text:line-break/>'Mexican': ['Mexican Grill']} </text:span></text:p>
                      </table:table-cell>
                    </table:table-row>
                  </table:table>
                  <text:p text:style-name="Table_20_Contents"/>
                </table:table-cell>
                <table:table-cell table:style-name="Table18.A1" office:value-type="string">
                  <text:p text:style-name="P7"/>
                </table:table-cell>
              </table:table-row>
            </table:table>
            <text:p text:style-name="P7"/>
          </table:table-cell>
        </table:table-row>
      </table:table>
      <text:p text:style-name="Text_20_body"><text:soft-page-break/>We can use this dictionary to find restaurants that serve a particular type of cuisine. </text:p>
      <text:p text:style-name="P1"><text:span text:style-name="Source_20_Text">&gt;&gt;&gt;cuisine_to_name['Chinese']<text:line-break/>['Dumplings R Us']</text:span> </text:p>
      <text:p text:style-name="Standard"/>
      <text:p text:style-name="Standard">In-video quiz – select the expressions that produce 'Georgie Porgie'</text:p>
      <text:p text:style-name="P2">my_dict = {</text:p>
      <text:p text:style-name="P2"><text:s text:c="4"/>'Canadian': ['GP'],</text:p>
      <text:p text:style-name="P2"><text:s text:c="4"/>'Pub Food': ['GP', 'DFE'],</text:p>
      <text:p text:style-name="P2"><text:s text:c="4"/>'key3': ['value3']</text:p>
      <text:p text:style-name="P2"><text:s text:c="4"/>}</text:p>
      <text:p text:style-name="P2">print (my_dict['Canadian'])<office:annotation><dc:creator>Unknown Author</dc:creator><dc:date>2013-03-25T11:03:37.77</dc:date><text:p text:style-name="P40"><text:span text:style-name="T9">Note that this gives back a list, not the specific string 'GP' – if there were multiple items in this list, it would return them all</text:span></text:p></office:annotation></text:p>
      <text:p text:style-name="P3">print (my_dict['Canadian'][0])</text:p>
      <text:p text:style-name="P3">print (my_dict['Pub Food'][0])</text:p>
      <text:p text:style-name="P2">print (my_dict['Pub Food][1])</text:p>
      <text:p text:style-name="P2"/>
      <text:p text:style-name="P2">['GP']</text:p>
      <text:p text:style-name="P2">GP</text:p>
      <text:p text:style-name="P2">GP</text:p>
      <text:p text:style-name="P2">DFE</text:p>
      <text:h text:style-name="Heading_20_1" text:outline-level="1">Restaurant Recommendations: Planning the Program</text:h>
      <text:p text:style-name="Text_20_body">At this point, you should: </text:p>
      <text:list xml:id="list8612079668770823638" text:style-name="L10">
        <text:list-item>
          <text:p text:style-name="P37">understand the problem, and </text:p>
        </text:list-item>
        <text:list-item>
          <text:p text:style-name="P26">be familiar with the data structures we'll use to represent the data from the file. </text:p>
        </text:list-item>
      </text:list>
      <text:p text:style-name="Text_20_body">Next, we'll design the functions. </text:p>
      <text:h text:style-name="Heading_20_2" text:outline-level="2">Quick Review:</text:h>
      <text:p text:style-name="Text_20_body">We've created 3 dictionaries: </text:p>
      <text:list xml:id="list1724955608263542505" text:style-name="L11">
        <text:list-item>
          <text:p text:style-name="P38">restaurant to rating (<text:span text:style-name="Source_20_Text">dict of {str: int}</text:span>) </text:p>
        </text:list-item>
        <text:list-item>
          <text:p text:style-name="P38">price range to restaurants (<text:span text:style-name="Source_20_Text">dict of {str: list of str}</text:span>) </text:p>
        </text:list-item>
        <text:list-item>
          <text:p text:style-name="P27">cuisine type to restaurants (<text:span text:style-name="Source_20_Text">dict of {str: list of str}</text:span>) </text:p>
        </text:list-item>
      </text:list>
      <text:h text:style-name="Heading_20_2" text:outline-level="2">Planning the Program</text:h>
      <text:list xml:id="list8219857593427741133" text:style-name="L12">
        <text:list-item>
          <text:p text:style-name="P39">As with many programs, the first step is reading the file and building the data structures (in this case, building the three dictionaries). </text:p>
        </text:list-item>
        <text:list-item>
          <text:p text:style-name="P39">Now we need to make a design decision: should we look up restaurants by price or by cuisine first? We choose to look up price first. (Choosing to look up restaurants by cuisine first would result in a different solution.) We'll make a list of the restaurants in the desired price range. </text:p>
        </text:list-item>
        <text:list-item>
          <text:p text:style-name="P39">Next, we need to create a list of restaurants in the desired price range list that serve one of the desired cuisines. </text:p>
        </text:list-item>
        <text:list-item>
          <text:p text:style-name="P28">Now that we have a list of restaurants in the desired price range that serve the desired cuisine type, we need to sort the restaurants based on their ratings and return the sorted list.</text:p>
        </text:list-item>
      </text:list>
      <text:p text:style-name="Text_20_body"/>
      <text:p text:style-name="Text_20_body"/>
      <text:p text:style-name="Text_20_body"><draw:frame draw:style-name="fr3" draw:name="graphics6" text:anchor-type="paragraph" svg:width="18.988cm" svg:height="8.902cm" draw:z-index="5"><draw:image xlink:href="Pictures/20000007000058FE0000281B298FE32A.svm" xlink:type="simple" xlink:show="embed" xlink:actuate="onLoad"/></draw:frame><text:soft-page-break/></text:p>
      <table:table table:name="Table21" table:style-name="Table21">
        <table:table-column table:style-name="Table21.A"/>
        <table:table-row>
          <table:table-cell table:style-name="Table21.A1" office:value-type="string">
            <table:table table:name="Table22" table:style-name="Table22">
              <table:table-column table:style-name="Table22.A"/>
              <table:table-row>
                <table:table-cell table:style-name="Table22.A1" office:value-type="string">
                  <text:p text:style-name="P6"><text:span text:style-name="T8">Design Tip</text:span> </text:p>
                  <text:list xml:id="list7771628330189956020" text:style-name="L13">
                    <text:list-item>
                      <text:p text:style-name="P8">Before programming, plan your program by breaking it down into subproblems. Take notes about what steps need to happen</text:p>
                    </text:list-item>
                    <text:list-item>
                      <text:p text:style-name="P8">Work through at least one example by hand and decide how to represent the data. </text:p>
                    </text:list-item>
                    <text:list-item>
                      <text:p text:style-name="P13">Decompose the problem into subproblems so that you have more places in the program to test for correctness – checkpoints</text:p>
                    </text:list-item>
                  </text:list>
                </table:table-cell>
              </table:table-row>
            </table:table>
            <text:p text:style-name="P7"/>
          </table:table-cell>
        </table:table-row>
      </table:table>
      <text:h text:style-name="Heading_20_2" text:outline-level="2">More Planning and Some Implementation</text:h>
      <table:table table:name="Table23" table:style-name="Table23">
        <table:table-column table:style-name="Table23.A"/>
        <table:table-row>
          <table:table-cell table:style-name="Table23.A1" office:value-type="string">
            <text:h text:style-name="Heading_20_3" text:outline-level="3">Step 1 - Build the Data Structures</text:h>
            <text:p text:style-name="Table_20_Contents">Start by building the data structures we've discussed: </text:p>
            <table:table table:name="Table24" table:style-name="Table24">
              <table:table-column table:style-name="Table24.A"/>
              <table:table-row>
                <table:table-cell table:style-name="Table24.A1" office:value-type="string">
                  <text:list xml:id="list5003645158868114357" text:style-name="L14">
                    <text:list-item>
                      <text:p text:style-name="P9"><text:span text:style-name="Source_20_Text">a dict of {restaurant name: rating %} </text:span></text:p>
                    </text:list-item>
                    <text:list-item>
                      <text:p text:style-name="P9"><text:span text:style-name="Source_20_Text">a dict of {price: list of restaurant names} </text:span></text:p>
                    </text:list-item>
                    <text:list-item>
                      <text:p text:style-name="P14"><text:span text:style-name="Source_20_Text">a dict of {cuisine: list of restaurant names} </text:span></text:p>
                    </text:list-item>
                  </text:list>
                </table:table-cell>
              </table:table-row>
            </table:table>
            <text:p text:style-name="Table_20_Contents">To do all of this in one function would be long, messy and hard to debug. Therefore, we create another function that takes a file and returns the three dictionaries as a tuple:</text:p>
            <text:p text:style-name="P6"><text:line-break/><text:span text:style-name="Source_20_Text">name_to_rating, price_to_names, cuisine_to_names = read_restaurant(file)</text:span></text:p>
            <text:p text:style-name="P6">We can now create the header for this new function and create three accumulator variables. The function will accumulate the information from the file in the three dictionaries as it reads the file line-by-line:</text:p>
            <text:p text:style-name="Preformatted_20_Text">def read_restaurants(file):</text:p>
            <text:p text:style-name="Preformatted_20_Text"><text:s text:c="4"/>""" (file) -&gt; (dict of {str: int}, dict of {str: list of str}, dict of {str: list of str})</text:p>
            <text:p text:style-name="Preformatted_20_Text"/>
            <text:p text:style-name="Preformatted_20_Text"><text:s text:c="4"/>Return a tuple of three dictionaries based on the information in file:</text:p>
            <text:p text:style-name="Preformatted_20_Text"/>
            <text:p text:style-name="Preformatted_20_Text"><text:s text:c="4"/>- a dict of {restaurant name: rating%}</text:p>
            <text:p text:style-name="Preformatted_20_Text"><text:soft-page-break/><text:s text:c="4"/>- a dict of {price range: list of restaurant names}</text:p>
            <text:p text:style-name="Preformatted_20_Text"><text:s text:c="4"/>- a dict of {cuisine: list of restaurant names}</text:p>
            <text:p text:style-name="Preformatted_20_Text"><text:s text:c="4"/>"""</text:p>
            <text:p text:style-name="Preformatted_20_Text"/>
            <text:p text:style-name="Preformatted_20_Text"><text:s text:c="4"/>name_to_rating = {}</text:p>
            <text:p text:style-name="Preformatted_20_Text"><text:s text:c="8"/>price_to_name = {'$':[], '$$':[], '$$$':[], '$$$$':[]}</text:p>
            <text:p text:style-name="Preformatted_20_Text"><text:s text:c="8"/>cuisine_to_name = {}</text:p>
            <text:p text:style-name="P5"><text:s text:c="32"/></text:p>
            <text:p text:style-name="P6">Finishing this function is left as an exercise for you. We recommend you approach it as follows:</text:p>
            <text:list xml:id="list6990477827434195692" text:style-name="L15">
              <text:list-item>
                <text:p text:style-name="P10">Read the file line by line, and build up the <text:span text:style-name="Source_20_Text">name_to_rating</text:span> dictionary. </text:p>
              </text:list-item>
              <text:list-item>
                <text:p text:style-name="P10">Only once that's working, go back and edit the function to build up the <text:span text:style-name="Source_20_Text">price_to_name</text:span> dictionary as well. </text:p>
              </text:list-item>
              <text:list-item>
                <text:p text:style-name="P10">Next, add the code to build the <text:span text:style-name="Source_20_Text">cuisine_to_name</text:span> dictionary. </text:p>
              </text:list-item>
              <text:list-item>
                <text:p text:style-name="P10">You should only read through the file once, so you'll need to add more statements in your for loop as add the code to build the 2nd and 3rd dictionaries. </text:p>
              </text:list-item>
              <text:list-item>
                <text:p text:style-name="P15">One thing that you may find a bit challenging is pulling apart the comma separated list of cuisines for the <text:span text:style-name="Source_20_Text">cuisine_to_name</text:span> dictionary. You may want to create a helper function to aid with this task. </text:p>
              </text:list-item>
            </text:list>
          </table:table-cell>
        </table:table-row>
        <table:table-row>
          <table:table-cell table:style-name="Table23.A1" office:value-type="string">
            <text:h text:style-name="Heading_20_3" text:outline-level="3">Step 2 - Filter by Price Range</text:h>
            <text:p text:style-name="P6">We now have: </text:p>
            <text:list xml:id="list4433191407904390062" text:style-name="L16">
              <text:list-item>
                <text:p text:style-name="P11">the <text:span text:style-name="Source_20_Text">price_to_name</text:span> dictionary, and </text:p>
              </text:list-item>
              <text:list-item>
                <text:p text:style-name="P16">the price range the user desires. </text:p>
              </text:list-item>
            </text:list>
            <text:p text:style-name="P6">We can find the names of restaurants in that price range as follows: </text:p>
            <text:p text:style-name="P5">names_matching_price = price_to_names[price]</text:p>
          </table:table-cell>
        </table:table-row>
        <table:table-row>
          <table:table-cell table:style-name="Table23.A1" office:value-type="string">
            <text:h text:style-name="Heading_20_3" text:outline-level="3">Step 3 - Filter by Cuisine</text:h>
            <text:p text:style-name="P6">We now need a new list of restaurants from the <text:span text:style-name="Source_20_Text">names_matching_price</text:span> list that we just created that also serve the desired type of cuisine. We'll add a helper function <text:span text:style-name="Source_20_Text">filter_by_cuisine</text:span> to return a list of all of the restaurants that are in the price range that serves one of the cuisines in the <text:span text:style-name="Source_20_Text">cuisines_list</text:span>. </text:p>
            <text:p text:style-name="P5">names_final = filter_by_cuisine(names_matching_price, cuisine_to_names, and cuisines_list)</text:p>
            <text:p text:style-name="P6">Start by writing following the Function Design Recipe to write the function header: </text:p>
            <text:p text:style-name="Preformatted_20_Text">def filter_by_cuisine(names_matching_price, cuisine_to_names, cuisines_list):</text:p>
            <text:p text:style-name="Preformatted_20_Text"><text:s text:c="4"/>""" (list of str, dict of {str: list of str}, list of str) -&gt; list of str</text:p>
            <text:p text:style-name="Preformatted_20_Text"/>
            <text:p text:style-name="Preformatted_20_Text"><text:s text:c="4"/>Return a list of the restaurants in names_matching_price that serve at</text:p>
            <text:p text:style-name="Preformatted_20_Text"><text:s text:c="4"/>least one of the cuisines in cuisines_list according to cuisine_to_names.</text:p>
            <text:p text:style-name="Preformatted_20_Text"><text:s text:c="2"/></text:p>
            <text:p text:style-name="Preformatted_20_Text"><text:s text:c="4"/>&gt;&gt;&gt; names = ['Queen St. Cafe', 'Dumplings R Us', 'Deep Fried Everything']</text:p>
            <text:p text:style-name="Preformatted_20_Text"><text:s text:c="4"/>&gt;&gt;&gt; cuis = {'Canadian': ['Georgie Porgie'],</text:p>
            <text:p text:style-name="Preformatted_20_Text"><text:s text:c="16"/>'Pub Food': ['Georgie Porgie', 'Deep Fried Everything'], </text:p>
            <text:p text:style-name="Preformatted_20_Text"><text:s text:c="16"/>'Malaysian': ['Queen St. Cafe'],</text:p>
            <text:p text:style-name="Preformatted_20_Text"><text:s text:c="16"/>'Thai': ['Queen St. Cafe'],</text:p>
            <text:p text:style-name="Preformatted_20_Text"><text:s text:c="16"/>'Chinese: ['Dumplings R Us'],</text:p>
            <text:p text:style-name="Preformatted_20_Text"><text:s text:c="16"/>'Mexican': ['Mexican Grill']}</text:p>
            <text:p text:style-name="Preformatted_20_Text"><text:s text:c="4"/>&gt;&gt;&gt; cuisines = ['Chinese', 'Thai']</text:p>
            <text:p text:style-name="Preformatted_20_Text"><text:soft-page-break/><text:s text:c="4"/>&gt;&gt;&gt; filter_by_cuisine(names, cuis, cuisines)</text:p>
            <text:p text:style-name="Preformatted_20_Text"><text:s text:c="4"/>['Queen St. Cafe', 'Dumplings R Us']</text:p>
            <text:p text:style-name="P5"><text:s text:c="4"/>"""</text:p>
            <text:p text:style-name="P6">In the example in the docstring, we filtered the <text:span text:style-name="Source_20_Text">names_matching_price</text:span> list, looking for Thai (<text:span text:style-name="Source_20_Text">'Queen St. Cafe'</text:span>) and Chinese (<text:span text:style-name="Source_20_Text">'Dumplings R Us'</text:span>). We expect those two restaurants to be returned: <text:span text:style-name="Source_20_Text">['Queen St. Cafe', 'Dumplings R Us']</text:span>. </text:p>
            <text:p text:style-name="P6">For this example, we would start by looking for <text:span text:style-name="Source_20_Text">'Queen St. Cafe'</text:span> in the <text:span text:style-name="Source_20_Text">'Chinese'</text:span> food list. It's not there, so we now check the <text:span text:style-name="Source_20_Text">'Thai'</text:span> food list. It is there, so we add <text:span text:style-name="Source_20_Text">'Queen St. Cafe'</text:span> to our accumulator. We then move onto <text:span text:style-name="Source_20_Text">'Dumplings R Us'</text:span> and then <text:span text:style-name="Source_20_Text">'Deep Fried Everything'</text:span> repeating the same process.<text:line-break/>Since <text:span text:style-name="Source_20_Text">'Deep Fried Everything'</text:span> doesn't appear in either the Chinese or Thai lists, it is excluded from the results.</text:p>
            <text:p text:style-name="P6">This function is left as an exercise for you to implement. </text:p>
          </table:table-cell>
        </table:table-row>
        <table:table-row>
          <table:table-cell table:style-name="Table23.A1" office:value-type="string">
            <text:h text:style-name="Heading_20_3" text:outline-level="3">Step 4 - Sort and Return</text:h>
            <text:p text:style-name="P6">We need to build a <text:span text:style-name="Source_20_Text">list of list</text:span> in the right format, and sort by rating percentage. Again, we'll use a helper function: </text:p>
            <text:p text:style-name="P5">result = build_rating_list(name_to_rating, names_final)</text:p>
            <text:p text:style-name="P6">Again, start with the function header:</text:p>
            <text:p text:style-name="Preformatted_20_Text">def build_rating_list(names_matching, name_to_rating):</text:p>
            <text:p text:style-name="Preformatted_20_Text"><text:s text:c="4"/>""" (list of str, dict of {str: int}) -&gt; list of list of [int, str]</text:p>
            <text:p text:style-name="Preformatted_20_Text"/>
            <text:p text:style-name="Preformatted_20_Text"><text:s text:c="4"/>Return a list of [rating%, restaurant name], sorted by rating%.</text:p>
            <text:p text:style-name="Preformatted_20_Text"><text:s text:c="4"/>&gt;&gt;&gt; name_to_rating = {'Georgie Porgie': 87, </text:p>
            <text:p text:style-name="Preformatted_20_Text"><text:s text:c="26"/>'Queen St. Cafe': 82, </text:p>
            <text:p text:style-name="Preformatted_20_Text"><text:s text:c="26"/>'Dumplings R Us': 71,</text:p>
            <text:p text:style-name="Preformatted_20_Text"><text:s text:c="26"/>'Mexican Grill': 85,</text:p>
            <text:p text:style-name="Preformatted_20_Text"><text:s text:c="26"/>'Deep Fried Everything': 52}</text:p>
            <text:p text:style-name="Preformatted_20_Text"><text:s text:c="4"/>&gt;&gt;&gt; names = ['Queen St. Cafe', 'Dumplings R Us']</text:p>
            <text:p text:style-name="Preformatted_20_Text"><text:s text:c="4"/>&gt;&gt;&gt; build_rating_list(name_to_rating, names)</text:p>
            <text:p text:style-name="Preformatted_20_Text"><text:s text:c="4"/>[[82, 'Queen St. Cafe'], [71, 'Dumplings R Us']]</text:p>
            <text:p text:style-name="Preformatted_20_Text"><text:s text:c="4"/>"""</text:p>
            <text:p text:style-name="P5"><text:s text:c="32"/></text:p>
            <text:h text:style-name="Heading_20_4" text:outline-level="4">Final steps</text:h>
            <text:p text:style-name="P6">Now, all that's left is to sort and return the list of recommended restaurants. The reason we put the rating first, followed by the string, is that when calling <text:span text:style-name="Source_20_Text">sort()</text:span> on a <text:span text:style-name="Source_20_Text">list of list</text:span>, it will use the </text:p>
            <text:p text:style-name="P6">first value of the inner list to determine the sort order of the items.</text:p>
            <text:p text:style-name="P6">The rest of this function is being left for you to complet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Tahoma" svg:font-family="Tahoma"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wiss" style:font-pitch="variable"/>
    <style:font-face style:name="Times New Roman1" svg:font-family="'Times New Roman'"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Mangal"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SimSun" style:font-size-asian="12pt" style:font-weight-asian="bold" style:font-name-complex="Mangal" style:font-size-complex="12pt"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NSimSun" style:font-name-complex="Courier New"/>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3-25T08:24:50.33</meta:creation-date>
    <meta:generator>OpenOffice.org/3.4$Win32 OpenOffice.org_project/340m1$Build-9590</meta:generator>
    <dc:date>2013-03-29T13:37:56.32</dc:date>
    <meta:editing-duration>PT4H9M47S</meta:editing-duration>
    <meta:editing-cycles>29</meta:editing-cycles>
    <meta:document-statistic meta:table-count="24" meta:image-count="6" meta:object-count="0" meta:page-count="14" meta:paragraph-count="334" meta:word-count="3716" meta:character-count="22182"/>
  </office:meta>
</office:document-meta>
</file>